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officeooo:rsid="001af31e" officeooo:paragraph-rsid="001af31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nsolas"/>
    </style:style>
    <style:style style:name="P4" style:family="paragraph" style:parent-style-name="Standard">
      <style:text-properties style:font-name="Consolas" officeooo:rsid="001bc4d5" officeooo:paragraph-rsid="001bc4d5"/>
    </style:style>
    <style:style style:name="P5" style:family="paragraph" style:parent-style-name="Standard">
      <style:text-properties style:font-name="Consolas" officeooo:paragraph-rsid="001bc4d5"/>
    </style:style>
    <style:style style:name="P6" style:family="paragraph" style:parent-style-name="Standard">
      <style:text-properties officeooo:rsid="001bc4d5" officeooo:paragraph-rsid="001af31e"/>
    </style:style>
    <style:style style:name="P7" style:family="paragraph" style:parent-style-name="Standard">
      <style:text-properties officeooo:rsid="001bc4d5" officeooo:paragraph-rsid="001bc4d5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officeooo:rsid="001d132d"/>
    </style:style>
    <style:style style:name="T5" style:family="text">
      <style:text-properties officeooo:rsid="00203531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1.024cm" fo:min-width="14.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9.349cm" fo:min-width="14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145cm" fo:min-width="12.1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713cm" fo:min-width="8.0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seudocodice creazione lista delle destinazioni del nodo attuale</text:p>
      <text:p text:style-name="Standard"/>
      <text:p text:style-name="P7">Questi algoritmi fanno parte della funzione ricorsiva <text:span text:style-name="T4">get</text:span>Node <text:span text:style-name="T4">e vengono usati in congiunzione con l’algoritmo di duplicazione delle variabili MDD.</text:span></text:p>
      <text:p text:style-name="Standard"/>
      <text:p text:style-name="Standard"><text:span text:style-name="T1">Caso 1 - Foglia</text:span> (solo figli feature, valido per AND, OR e ALT):</text:p>
      <text:p text:style-name="Standard"><text:span text:style-name="T1">Input</text:span>:</text:p>
      <text:p text:style-name="Standard"><text:tab/><text:span text:style-name="T2">N</text:span>: Current node </text:p>
      <text:p text:style-name="Standard"><text:tab/><text:span text:style-name="T3">Destination</text:span>: Inherited from father node, default 1.</text:p>
      <text:p text:style-name="Standard"><text:span text:style-name="T1">Output</text:span>:</text:p>
      <text:p text:style-name="Standard"><text:tab/><text:span text:style-name="T2">Path</text:span>: Outgoing paths from current node</text:p>
      <text:p text:style-name="P6"/>
      <text:p text:style-name="P4"><draw:custom-shape text:anchor-type="paragraph" draw:z-index="0" draw:name="Forma 1" draw:style-name="gr4" draw:text-style-name="P9" svg:width="8.028cm" svg:height="2.714cm" svg:x="-0.309cm" svg:y="0.198cm"><text:p/><draw:enhanced-geometry svg:viewBox="0 0 21600 21600" draw:type="rectangle" draw:enhanced-path="M 0 0 L 21600 0 21600 21600 0 21600 0 0 Z N"/></draw:custom-shape></text:p>
      <text:p text:style-name="P5">insert 0 in Path</text:p>
      <text:p text:style-name="P3">for i from 1 to Bounds(N)</text:p>
      <text:p text:style-name="P3"><text:tab/>insert Destination in Path</text:p>
      <text:p text:style-name="P5">endfor</text:p>
      <text:p text:style-name="P7"/>
      <text:p text:style-name="Standard"/>
      <text:p text:style-name="Standard"/>
      <text:p text:style-name="Standard"/>
      <text:p text:style-name="P1">Caso 2 - Non Foglia di tipo ALT</text:p>
      <text:p text:style-name="Standard"><text:span text:style-name="T1">Input</text:span>:</text:p>
      <text:p text:style-name="Standard"><text:tab/><text:span text:style-name="T2">N</text:span>: Current node </text:p>
      <text:p text:style-name="Standard"><text:tab/><text:span text:style-name="T2">C</text:span>: List of constraint children of current node</text:p>
      <text:p text:style-name="Standard"><text:tab/><text:span text:style-name="T2">F</text:span>: List of feature children of current node</text:p>
      <text:p text:style-name="Standard"><text:tab/><text:span text:style-name="T2">Destination</text:span>: Inherited from father node, default 1.</text:p>
      <text:p text:style-name="Standard"><text:span text:style-name="T1">Output</text:span>:</text:p>
      <text:p text:style-name="Standard"><text:tab/><text:span text:style-name="T2">Path</text:span>: Outgoing paths from current node</text:p>
      <text:p text:style-name="Standard"/>
      <text:p text:style-name="Standard"><draw:custom-shape text:anchor-type="paragraph" draw:z-index="1" draw:name="Forma 2" draw:style-name="gr3" draw:text-style-name="P8" svg:width="12.184cm" svg:height="4.146cm" svg:x="-0.332cm" svg:y="0.231cm"><text:p/><draw:enhanced-geometry svg:viewBox="0 0 21600 21600" draw:type="rectangle" draw:enhanced-path="M 0 0 L 21600 0 21600 21600 0 21600 0 0 Z N"/></draw:custom-shape></text:p>
      <text:p text:style-name="P3">insert 0 in Path</text:p>
      <text:p text:style-name="P3">for each Ci in C</text:p>
      <text:p text:style-name="P3"><text:tab/>insert <text:span text:style-name="T4">get</text:span>Node(Ci, Destination) in Path</text:p>
      <text:p text:style-name="P3">end for</text:p>
      <text:p text:style-name="P3">for each Fi in F</text:p>
      <text:p text:style-name="P3"><text:tab/>insert Destination in Path</text:p>
      <text:p text:style-name="P3">end for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Caso 3 - Non Foglia di tipo OR</text:span></text:p>
      <text:p text:style-name="Standard"><text:span text:style-name="T1">Input</text:span>:</text:p>
      <text:p text:style-name="Standard"><text:tab/><text:span text:style-name="T2">N</text:span>: Current node </text:p>
      <text:p text:style-name="Standard"><text:tab/><text:span text:style-name="T2">C</text:span>: List of constraint children of current node</text:p>
      <text:p text:style-name="Standard"><text:tab/><text:span text:style-name="T2">F</text:span>: Number of feature children of current node</text:p>
      <text:p text:style-name="Standard"><text:tab/><text:span text:style-name="T2">Destination</text:span>: Inherited from father node, default 1.</text:p>
      <text:p text:style-name="Standard"><text:span text:style-name="T1">Output</text:span>:</text:p>
      <text:p text:style-name="Standard"><text:tab/><text:span text:style-name="T2">Path</text:span>: Outgoing paths from current node</text:p>
      <text:p text:style-name="Standard"/>
      <text:p text:style-name="Standard"><draw:custom-shape text:anchor-type="paragraph" draw:z-index="2" draw:name="Forma 3" draw:style-name="gr2" draw:text-style-name="P8" svg:width="14.465cm" svg:height="9.349cm" svg:x="-0.288cm" svg:y="0.312cm"><text:p/><draw:enhanced-geometry svg:viewBox="0 0 21600 21600" draw:type="rectangle" draw:enhanced-path="M 0 0 L 21600 0 21600 21600 0 21600 0 0 Z N"/></draw:custom-shape></text:p>
      <text:p text:style-name="P3">insert 0 in TempPath</text:p>
      <text:p text:style-name="P3">for each Ci in C</text:p>
      <text:p text:style-name="P3"><text:tab/>for j from 0 to 2^i</text:p>
      <text:p text:style-name="P3"><text:tab/><text:tab/>if j = 0</text:p>
      <text:p text:style-name="P3"><text:tab/><text:tab/><text:tab/>insert <text:span text:style-name="T4">get</text:span>Node(Ci, Destination) in TempPath</text:p>
      <text:p text:style-name="P3"><text:tab/><text:tab/>else</text:p>
      <text:p text:style-name="P3"><text:tab/><text:tab/><text:tab/>insert <text:span text:style-name="T4">get</text:span>Node(Ci, TempPath[j]) in TempPath</text:p>
      <text:p text:style-name="P3"><text:tab/>end for</text:p>
      <text:p text:style-name="P3">end for</text:p>
      <text:p text:style-name="P3"/>
      <text:p text:style-name="P3">for each TPi in TempPath</text:p>
      <text:p text:style-name="P3"><text:tab/>for j from 0 to 2^F</text:p>
      <text:p text:style-name="P3"><text:tab/><text:tab/>if i = 0 and j!= 0</text:p>
      <text:p text:style-name="P3"><text:tab/><text:tab/><text:tab/>insert Destination in Path</text:p>
      <text:p text:style-name="P3"><text:tab/><text:tab/>else</text:p>
      <text:p text:style-name="P3"><text:tab/><text:tab/><text:tab/>insert TempPath[i] in Path</text:p>
      <text:p text:style-name="P3"><text:tab/>end for</text:p>
      <text:p text:style-name="P3">end for</text:p>
      <text:p text:style-name="Standard"><text:tab/><text:tab/><text:tab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Caso 4 - Non Foglia di tipo AND</text:span> con almeno un figlio mandatory (altrimenti equivalente ad OR)</text:p>
      <text:p text:style-name="Standard"><text:span text:style-name="T1">Input</text:span>:</text:p>
      <text:p text:style-name="Standard"><text:tab/><text:span text:style-name="T2">N</text:span>: Current node </text:p>
      <text:p text:style-name="Standard"><text:tab/><text:span text:style-name="T2">MC</text:span>: List of mandatory constraint children of current node</text:p>
      <text:p text:style-name="Standard"><text:tab/><text:span text:style-name="T2">OC</text:span>: List of optional constraint children of current node</text:p>
      <text:p text:style-name="Standard"><text:tab/><text:span text:style-name="T2">F</text:span>: Number of optional feature children of current node</text:p>
      <text:p text:style-name="Standard"><text:tab/><text:span text:style-name="T2">Destination</text:span>: Inherited from father node, default 1.</text:p>
      <text:p text:style-name="Standard"><text:span text:style-name="T1">Output</text:span>:</text:p>
      <text:p text:style-name="Standard"><text:tab/><text:span text:style-name="T2">Path</text:span>: Outgoing paths from current node</text:p>
      <text:p text:style-name="Standard"/>
      <text:p text:style-name="Standard"><draw:custom-shape text:anchor-type="paragraph" draw:z-index="3" draw:name="Forma 4" draw:style-name="gr1" draw:text-style-name="P8" svg:width="14.75cm" svg:height="11.025cm" svg:x="-0.265cm" svg:y="0.249cm"><text:p/><draw:enhanced-geometry svg:viewBox="0 0 21600 21600" draw:type="rectangle" draw:enhanced-path="M 0 0 L 21600 0 21600 21600 0 21600 0 0 Z N"/></draw:custom-shape></text:p>
      <text:p text:style-name="P3">NextNode &lt;- Destination</text:p>
      <text:p text:style-name="P3">for each MCi in MC</text:p>
      <text:p text:style-name="P3"><text:tab/>NextNode &lt;- Node(MCi, NextNode)</text:p>
      <text:p text:style-name="P3">end for</text:p>
      <text:p text:style-name="P3"/>
      <text:p text:style-name="P3">insert NextNode in TempPath</text:p>
      <text:p text:style-name="P3"/>
      <text:p text:style-name="P3">for each OCi in OC</text:p>
      <text:p text:style-name="P3"><text:tab/>for j from 0 to 2^i</text:p>
      <text:p text:style-name="P3"><text:tab/><text:tab/>if j = 0</text:p>
      <text:p text:style-name="P3"><text:tab/><text:tab/><text:tab/>insert <text:span text:style-name="T4">get</text:span>Node(OCi, NextNode) in TempPath</text:p>
      <text:p text:style-name="P3"><text:tab/><text:tab/>else</text:p>
      <text:p text:style-name="P3"><text:tab/><text:tab/><text:tab/>insert <text:span text:style-name="T4">get</text:span>Node(OCi, TempPath[j]) in TempPath</text:p>
      <text:p text:style-name="P3"><text:tab/>end for</text:p>
      <text:p text:style-name="P3">end for</text:p>
      <text:p text:style-name="P3"/>
      <text:p text:style-name="P3">for each TPi in TempPath</text:p>
      <text:p text:style-name="P3"><text:tab/>for j from 0 to 2^F</text:p>
      <text:p text:style-name="P3"><text:tab/><text:tab/>insert TempPath[i] in Path</text:p>
      <text:p text:style-name="P3"><text:tab/>end for</text:p>
      <text:p text:style-name="P3">end f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8:02:31.535000000</meta:creation-date>
    <dc:date>2022-12-07T11:40:53.740000000</dc:date>
    <meta:editing-duration>PT27M37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81" meta:word-count="379" meta:character-count="2150" meta:non-whitespace-character-count="1777"/>
  </office:meta>
</office:document-meta>
</file>